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Quotations">
      <style:paragraph-properties fo:line-height="200%"/>
    </style:style>
    <style:style style:name="P2" style:family="paragraph" style:parent-style-name="Text_20_body">
      <style:paragraph-properties fo:line-height="200%"/>
    </style:style>
    <style:style style:name="P3" style:family="paragraph" style:parent-style-name="Text_20_body">
      <style:paragraph-properties fo:line-height="200%"/>
      <style:text-properties officeooo:paragraph-rsid="0007c729"/>
    </style:style>
    <style:style style:name="P4" style:family="paragraph" style:parent-style-name="Text_20_body">
      <style:paragraph-properties fo:line-height="200%"/>
      <style:text-properties officeooo:paragraph-rsid="00093dc5"/>
    </style:style>
    <style:style style:name="P5" style:family="paragraph" style:parent-style-name="Text_20_body">
      <style:paragraph-properties fo:line-height="200%"/>
      <style:text-properties officeooo:paragraph-rsid="000b376a"/>
    </style:style>
    <style:style style:name="P6" style:family="paragraph" style:parent-style-name="Text_20_body">
      <style:paragraph-properties fo:line-height="200%"/>
      <style:text-properties officeooo:paragraph-rsid="001051b4"/>
    </style:style>
    <style:style style:name="P7" style:family="paragraph" style:parent-style-name="Text_20_body">
      <style:paragraph-properties fo:line-height="200%"/>
      <style:text-properties officeooo:paragraph-rsid="00120f55"/>
    </style:style>
    <style:style style:name="P8" style:family="paragraph" style:parent-style-name="Text_20_body">
      <style:paragraph-properties fo:line-height="200%"/>
      <style:text-properties officeooo:paragraph-rsid="00134ca5"/>
    </style:style>
    <style:style style:name="P9" style:family="paragraph" style:parent-style-name="Text_20_body">
      <style:paragraph-properties fo:line-height="200%"/>
      <style:text-properties officeooo:paragraph-rsid="001486b9"/>
    </style:style>
    <style:style style:name="P10" style:family="paragraph" style:parent-style-name="Text_20_body">
      <style:paragraph-properties fo:line-height="200%"/>
      <style:text-properties officeooo:paragraph-rsid="00164192"/>
    </style:style>
    <style:style style:name="P11" style:family="paragraph" style:parent-style-name="Quotations">
      <style:paragraph-properties fo:line-height="200%"/>
      <style:text-properties style:font-name="ETBembo" fo:font-size="14pt" style:font-size-asian="14pt" style:font-size-complex="14pt"/>
    </style:style>
    <style:style style:name="P12" style:family="paragraph" style:parent-style-name="Standard">
      <style:paragraph-properties fo:line-height="200%"/>
      <style:text-properties style:font-name="ETBembo" fo:font-size="14pt" style:font-size-asian="14pt" style:font-size-complex="14pt"/>
    </style:style>
    <style:style style:name="P13" style:family="paragraph" style:parent-style-name="Text_20_body">
      <style:paragraph-properties fo:line-height="200%"/>
      <style:text-properties style:font-name="ETBembo" fo:font-size="14pt" style:font-size-asian="14pt" style:font-size-complex="14pt"/>
    </style:style>
    <style:style style:name="P14" style:family="paragraph" style:parent-style-name="Quotations">
      <style:paragraph-properties fo:line-height="200%"/>
      <style:text-properties style:font-name="ETBembo" fo:font-size="14pt" officeooo:paragraph-rsid="001486b9" style:font-size-asian="14pt" style:font-size-complex="14pt"/>
    </style:style>
    <style:style style:name="P15" style:family="paragraph" style:parent-style-name="Text_20_body">
      <style:paragraph-properties fo:line-height="100%" fo:text-align="center" style:justify-single-word="false"/>
      <style:text-properties style:font-name="ETBembo" fo:font-size="14pt" officeooo:rsid="0005d82b" officeooo:paragraph-rsid="0005d82b" style:font-size-asian="14pt" style:font-size-complex="14pt"/>
    </style:style>
    <style:style style:name="P16" style:family="paragraph" style:parent-style-name="Text_20_body">
      <style:paragraph-properties fo:line-height="200%"/>
      <style:text-properties style:font-name="ETBembo" fo:font-size="14pt" officeooo:rsid="00093dc5" officeooo:paragraph-rsid="00093dc5" style:font-size-asian="14pt" style:font-size-complex="14pt"/>
    </style:style>
    <style:style style:name="P17" style:family="paragraph" style:parent-style-name="Text_20_body">
      <style:paragraph-properties fo:line-height="100%" fo:text-align="center" style:justify-single-word="false"/>
      <style:text-properties style:font-name="ETBembo" officeooo:rsid="0005d82b" officeooo:paragraph-rsid="0005d82b"/>
    </style:style>
    <style:style style:name="P18" style:family="paragraph" style:parent-style-name="Text_20_body">
      <style:paragraph-properties fo:line-height="100%" fo:text-align="center" style:justify-single-word="false"/>
      <style:text-properties style:font-name="ETBembo" officeooo:paragraph-rsid="0005d82b"/>
    </style:style>
    <style:style style:name="P19" style:family="paragraph" style:parent-style-name="Text_20_body" style:list-style-name="L1">
      <style:paragraph-properties fo:margin-top="0in" fo:margin-bottom="0in" style:contextual-spacing="false" fo:line-height="200%"/>
      <style:text-properties officeooo:paragraph-rsid="001486b9"/>
    </style:style>
    <style:style style:name="P20" style:family="paragraph" style:parent-style-name="Text_20_body" style:list-style-name="L1">
      <style:paragraph-properties fo:line-height="200%"/>
    </style:style>
    <style:style style:name="P21" style:family="paragraph" style:parent-style-name="Text_20_body">
      <style:paragraph-properties fo:line-height="200%"/>
      <style:text-properties officeooo:paragraph-rsid="00093dc5"/>
    </style:style>
    <style:style style:name="T1" style:family="text">
      <style:text-properties fo:color="#ffffff" loext:opacity="100%" style:font-name="ETBembo" fo:font-size="14pt" style:font-size-asian="14pt" style:font-size-complex="14pt"/>
    </style:style>
    <style:style style:name="T2" style:family="text">
      <style:text-properties fo:color="#ffffff" loext:opacity="100%" style:font-name="ETBembo" fo:font-size="14pt" officeooo:rsid="000b376a" style:font-size-asian="14pt" style:font-size-complex="14pt"/>
    </style:style>
    <style:style style:name="T3" style:family="text">
      <style:text-properties fo:color="#ffffff" loext:opacity="100%" style:font-name="ETBembo" fo:font-size="14pt" fo:font-style="normal" officeooo:rsid="00040d11" style:font-size-asian="14pt" style:font-style-asian="normal" style:font-size-complex="14pt" style:font-style-complex="normal"/>
    </style:style>
    <style:style style:name="T4" style:family="text">
      <style:text-properties fo:color="#ffffff" loext:opacity="100%" style:font-name="ETBembo" fo:font-size="14pt" fo:font-style="normal" officeooo:rsid="000b376a" style:font-size-asian="14pt" style:font-style-asian="normal" style:font-size-complex="14pt" style:font-style-complex="normal"/>
    </style:style>
    <style:style style:name="T5" style:family="text">
      <style:text-properties fo:color="#ffffff" loext:opacity="100%" style:font-name="ETBembo" fo:font-size="14pt" fo:font-style="normal" officeooo:rsid="001051b4" style:font-size-asian="14pt" style:font-style-asian="normal" style:font-size-complex="14pt" style:font-style-complex="normal"/>
    </style:style>
    <style:style style:name="T6" style:family="text">
      <style:text-properties fo:color="#ffffff" loext:opacity="100%" style:font-name="ETBembo" fo:font-size="14pt" fo:font-style="normal" officeooo:rsid="00120f55" style:font-size-asian="14pt" style:font-style-asian="normal" style:font-size-complex="14pt" style:font-style-complex="normal"/>
    </style:style>
    <style:style style:name="T7" style:family="text">
      <style:text-properties fo:color="#ffffff" loext:opacity="100%" style:font-name="ETBembo" fo:font-size="14pt" fo:font-style="normal" officeooo:rsid="00134ca5" style:font-size-asian="14pt" style:font-style-asian="normal" style:font-size-complex="14pt" style:font-style-complex="normal"/>
    </style:style>
    <style:style style:name="T8" style:family="text">
      <style:text-properties fo:color="#ffffff" loext:opacity="100%" style:font-name="ETBembo" fo:font-size="14pt" fo:font-style="normal" officeooo:rsid="00164192" style:font-size-asian="14pt" style:font-style-asian="normal" style:font-size-complex="14pt" style:font-style-complex="normal"/>
    </style:style>
    <style:style style:name="T9" style:family="text">
      <style:text-properties fo:color="#ffffff" loext:opacity="100%" style:font-name="ETBembo" fo:font-size="14pt" fo:font-style="normal" officeooo:rsid="0016ed14" style:font-size-asian="14pt" style:font-style-asian="normal" style:font-size-complex="14pt" style:font-style-complex="normal"/>
    </style:style>
    <style:style style:name="T10" style:family="text">
      <style:text-properties fo:color="#ffffff" loext:opacity="100%" style:font-name="ETBembo" fo:font-size="14pt" fo:font-style="italic" officeooo:rsid="00040d11" style:font-size-asian="14pt" style:font-style-asian="italic" style:font-size-complex="14pt" style:font-style-complex="italic"/>
    </style:style>
    <style:style style:name="T11" style:family="text">
      <style:text-properties officeooo:rsid="00040d11"/>
    </style:style>
    <style:style style:name="T12" style:family="text">
      <style:text-properties style:font-name="ETBembo" fo:font-size="14pt" style:font-size-asian="14pt" style:font-size-complex="14pt"/>
    </style:style>
    <style:style style:name="T13" style:family="text">
      <style:text-properties style:font-name="ETBembo" fo:font-size="14pt" officeooo:rsid="00040d11" style:font-size-asian="14pt" style:font-size-complex="14pt"/>
    </style:style>
    <style:style style:name="T14" style:family="text">
      <style:text-properties style:font-name="ETBembo" fo:font-size="14pt" officeooo:rsid="0005d82b" style:font-size-asian="14pt" style:font-size-complex="14pt"/>
    </style:style>
    <style:style style:name="T15" style:family="text">
      <style:text-properties style:font-name="ETBembo" fo:font-size="14pt" officeooo:rsid="0005dffe" style:font-size-asian="14pt" style:font-size-complex="14pt"/>
    </style:style>
    <style:style style:name="T16" style:family="text">
      <style:text-properties style:font-name="ETBembo" fo:font-size="14pt" officeooo:rsid="0007c729" style:font-size-asian="14pt" style:font-size-complex="14pt"/>
    </style:style>
    <style:style style:name="T17" style:family="text">
      <style:text-properties style:font-name="ETBembo" fo:font-size="14pt" officeooo:rsid="00093dc5" style:font-size-asian="14pt" style:font-size-complex="14pt"/>
    </style:style>
    <style:style style:name="T18" style:family="text">
      <style:text-properties style:font-name="ETBembo" fo:font-size="14pt" officeooo:rsid="000b376a" style:font-size-asian="14pt" style:font-size-complex="14pt"/>
    </style:style>
    <style:style style:name="T19" style:family="text">
      <style:text-properties style:font-name="ETBembo" fo:font-size="14pt" officeooo:rsid="001051b4" style:font-size-asian="14pt" style:font-size-complex="14pt"/>
    </style:style>
    <style:style style:name="T20" style:family="text">
      <style:text-properties style:font-name="ETBembo" fo:font-size="14pt" officeooo:rsid="00141431" style:font-size-asian="14pt" style:font-size-complex="14pt"/>
    </style:style>
    <style:style style:name="T21" style:family="text">
      <style:text-properties style:font-name="ETBembo" fo:font-size="14pt" officeooo:rsid="001486b9" style:font-size-asian="14pt" style:font-size-complex="14pt"/>
    </style:style>
    <style:style style:name="T22" style:family="text">
      <style:text-properties style:font-name="ETBembo" fo:font-size="14pt" officeooo:rsid="00152ee7" style:font-size-asian="14pt" style:font-size-complex="14pt"/>
    </style:style>
    <style:style style:name="T23" style:family="text">
      <style:text-properties style:font-name="ETBembo" fo:font-size="14pt" officeooo:rsid="0017e419" style:font-size-asian="14pt" style:font-size-complex="14pt"/>
    </style:style>
    <style:style style:name="T24" style:family="text">
      <style:text-properties style:font-name="ETBembo" fo:font-size="14pt" fo:font-style="italic" style:font-size-asian="14pt" style:font-style-asian="italic" style:font-size-complex="14pt" style:font-style-complex="italic"/>
    </style:style>
    <style:style style:name="T25" style:family="text">
      <style:text-properties style:font-name="ETBembo" fo:font-size="14pt" fo:font-style="italic" officeooo:rsid="00040d11" style:font-size-asian="14pt" style:font-style-asian="italic" style:font-size-complex="14pt" style:font-style-complex="italic"/>
    </style:style>
    <style:style style:name="T26" style:family="text">
      <style:text-properties style:font-name="ETBembo" fo:font-size="14pt" fo:font-style="italic" officeooo:rsid="00093dc5" style:font-size-asian="14pt" style:font-style-asian="italic" style:font-size-complex="14pt" style:font-style-complex="italic"/>
    </style:style>
    <style:style style:name="T27" style:family="text">
      <style:text-properties style:font-name="ETBembo" fo:font-size="14pt" fo:font-style="italic" officeooo:rsid="000b376a" style:font-size-asian="14pt" style:font-style-asian="italic" style:font-size-complex="14pt" style:font-style-complex="italic"/>
    </style:style>
    <style:style style:name="T28" style:family="text">
      <style:text-properties style:font-name="ETBembo" fo:font-size="14pt" fo:font-style="italic" officeooo:rsid="000cf53e" style:font-size-asian="14pt" style:font-style-asian="italic" style:font-size-complex="14pt" style:font-style-complex="italic"/>
    </style:style>
    <style:style style:name="T29" style:family="text">
      <style:text-properties style:font-name="ETBembo" fo:font-size="14pt" fo:font-style="italic" officeooo:rsid="001486b9" style:font-size-asian="14pt" style:font-style-asian="italic" style:font-size-complex="14pt" style:font-style-complex="italic"/>
    </style:style>
    <style:style style:name="T30" style:family="text">
      <style:text-properties style:font-name="ETBembo" fo:font-size="14pt" fo:font-style="italic" officeooo:rsid="00164192" style:font-size-asian="14pt" style:font-style-asian="italic" style:font-size-complex="14pt" style:font-style-complex="italic"/>
    </style:style>
    <style:style style:name="T31" style:family="text">
      <style:text-properties style:font-name="ETBembo" fo:font-size="14pt" fo:font-style="normal" style:font-size-asian="14pt" style:font-style-asian="normal" style:font-size-complex="14pt" style:font-style-complex="normal"/>
    </style:style>
    <style:style style:name="T32" style:family="text">
      <style:text-properties style:font-name="ETBembo" fo:font-size="14pt" fo:font-style="normal" officeooo:rsid="00093dc5" style:font-size-asian="14pt" style:font-style-asian="normal" style:font-size-complex="14pt" style:font-style-complex="normal"/>
    </style:style>
    <style:style style:name="T33" style:family="text">
      <style:text-properties style:font-name="ETBembo" fo:font-size="14pt" fo:font-style="normal" officeooo:rsid="000b376a" style:font-size-asian="14pt" style:font-style-asian="normal" style:font-size-complex="14pt" style:font-style-complex="normal"/>
    </style:style>
    <style:style style:name="T34" style:family="text">
      <style:text-properties style:font-name="ETBembo" fo:font-size="14pt" fo:font-style="normal" officeooo:rsid="000e1809" style:font-size-asian="14pt" style:font-style-asian="normal" style:font-size-complex="14pt" style:font-style-complex="normal"/>
    </style:style>
    <style:style style:name="T35" style:family="text">
      <style:text-properties style:font-name="ETBembo" fo:font-size="14pt" fo:font-style="normal" officeooo:rsid="000f2be8" style:font-size-asian="14pt" style:font-style-asian="normal" style:font-size-complex="14pt" style:font-style-complex="normal"/>
    </style:style>
    <style:style style:name="T36" style:family="text">
      <style:text-properties style:font-name="ETBembo" fo:font-size="14pt" fo:font-style="normal" officeooo:rsid="001051b4" style:font-size-asian="14pt" style:font-style-asian="normal" style:font-size-complex="14pt" style:font-style-complex="normal"/>
    </style:style>
    <style:style style:name="T37" style:family="text">
      <style:text-properties style:font-name="ETBembo" fo:font-size="14pt" fo:font-style="normal" officeooo:rsid="001486b9" style:font-size-asian="14pt" style:font-style-asian="normal" style:font-size-complex="14pt" style:font-style-complex="normal"/>
    </style:style>
    <style:style style:name="T38" style:family="text">
      <style:text-properties style:font-name="ETBembo" fo:font-size="14pt" fo:font-style="normal" officeooo:rsid="00040d11" style:font-size-asian="14pt" style:font-style-asian="normal" style:font-size-complex="14pt" style:font-style-complex="normal"/>
    </style:style>
    <style:style style:name="T39" style:family="text">
      <style:text-properties style:font-name="ETBembo" fo:font-size="14pt" fo:font-style="normal" officeooo:rsid="00152ee7" style:font-size-asian="14pt" style:font-style-asian="normal" style:font-size-complex="14pt" style:font-style-complex="normal"/>
    </style:style>
    <style:style style:name="T40" style:family="text">
      <style:text-properties style:font-name="ETBembo" fo:font-size="14pt" fo:font-style="normal" officeooo:rsid="00164192" style:font-size-asian="14pt" style:font-style-asian="normal" style:font-size-complex="14pt" style:font-style-complex="normal"/>
    </style:style>
    <style:style style:name="T41" style:family="text">
      <style:text-properties style:font-name="ETBembo" fo:font-size="14pt" fo:font-style="normal" fo:font-weight="bold" style:font-size-asian="14pt" style:font-style-asian="normal" style:font-weight-asian="bold" style:font-size-complex="14pt" style:font-style-complex="normal" style:font-weight-complex="bold"/>
    </style:style>
    <style:style style:name="T42" style:family="text">
      <style:text-properties style:font-name="ETBembo" fo:font-size="14pt" fo:font-weight="normal" officeooo:rsid="001486b9" style:font-size-asian="14pt" style:font-weight-asian="normal" style:font-size-complex="14pt" style:font-weight-complex="normal"/>
    </style:style>
    <style:style style:name="T43" style:family="text">
      <style:text-properties style:font-name="ETBembo" fo:font-size="14pt" fo:font-weight="bold" officeooo:rsid="001486b9" style:font-size-asian="14pt" style:font-weight-asian="bold" style:font-size-complex="14pt" style:font-weight-complex="bold"/>
    </style:style>
    <style:style style:name="T44" style:family="text">
      <style:text-properties fo:font-size="14pt" style:font-size-asian="14pt" style:font-size-complex="14pt"/>
    </style:style>
    <style:style style:name="T45" style:family="text">
      <style:text-properties fo:font-size="14pt" officeooo:rsid="00040d11" style:font-size-asian="14pt" style:font-size-complex="14pt"/>
    </style:style>
    <style:style style:name="T46" style:family="text">
      <style:text-properties fo:font-size="14pt" officeooo:rsid="0005d82b" style:font-size-asian="14pt" style:font-size-complex="14pt"/>
    </style:style>
    <style:style style:name="T47" style:family="text">
      <style:text-properties style:text-position="super 58%" style:font-name="ETBembo" fo:font-size="14pt" fo:font-style="normal" officeooo:rsid="000b376a" style:font-size-asian="14pt" style:font-style-asian="normal" style:font-size-complex="14pt" style:font-style-complex="normal"/>
    </style:style>
    <style:style style:name="T48" style:family="text">
      <style:text-properties officeooo:rsid="001486b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45">S</text:span><text:span text:style-name="T44">oftware Freedom, BSD Unix, and the Liberal Arts</text:span></text:p>
      <text:p text:style-name="P15">An Unconventional Celts Computing Conversation with Dr. Corey Stephan</text:p>
      <text:p text:style-name="P18"/>
      <text:p text:style-name="P18"><text:span text:style-name="T46">October 24, 2023<text:line-break/></text:span>12:50-1:50 PM, CSHP 243</text:p>
      <text:p text:style-name="P2"/>
      <text:p text:style-name="P4"><text:span text:style-name="T13"><text:tab/></text:span><text:span text:style-name="T16">Hello, everyone. My name is Dr. Stephan, and I work here at the University of St. Thomas as Assistant Professor of Theology and Fellow of the Core. I exclusively teach Core Theology classes, including Faith, Reason, and Revelation (THEOC 1301) and The Return to God (THEOC 3301), </text:span><text:span text:style-name="T20">the latter of </text:span><text:span text:style-name="T16">which I developed and piloted and in which I hope to have all of you as my students. Thank you, members of the Celts Computing Club, for hosting me today, and thank you, Dr. Carlos Monroy, for inviting me. We </text:span><text:span text:style-name="T17">planned</text:span><text:span text:style-name="T16"> </text:span><text:span text:style-name="T21">this </text:span><text:span text:style-name="T16">meeting on late notice, so what I have prepared is </text:span><text:span text:style-name="T17">rather</text:span><text:span text:style-name="T16"> like stereotypically sloppy Python – a set of imported frameworks </text:span><text:span text:style-name="T17">hastily glued together</text:span><text:span text:style-name="T16"> </text:span><text:span text:style-name="T17">rather than neatly coherent code.</text:span><text:span text:style-name="T16"> In other words, this short speech is a set of remarks that I have written or spoken in various places before, </text:span><text:span text:style-name="T17">hastily glued together and then only gently smoothed</text:span><text:span text:style-name="T16">. Yet, I trust that </text:span><text:span text:style-name="T17">you will find them engaging, all the same. </text:span><text:span text:style-name="T19">My objective is to open multiple doors for conversation. I plan to leave a solid block of time for us to talk freely. </text:span><text:span text:style-name="T21">Please j</text:span><text:span text:style-name="T19">ot down your questions, comments, and/or snide remarks.</text:span><text:span text:style-name="T17"><text:tab/></text:span></text:p>
      <text:p text:style-name="P4"><text:span text:style-name="T17"><text:tab/></text:span><text:span text:style-name="T23">Additionally, I wish to note that this is more a philosophical discussion than the technical and/or professional kind of discussion that you are likely accustomed to having in this Club. I encourage you to listen with the same critical open-mindedness, that is, </text:span><text:soft-page-break/><text:span text:style-name="T23">intellectual curiosity, that I would ask you to have in one of my classes. <text:line-break/><text:tab/>Alright. Let us begin.</text:span></text:p>
      <text:p text:style-name="P16"><text:tab/>[PAUSE]</text:p>
      <text:p text:style-name="P3"><text:span text:style-name="T13"><text:tab/>In May of 2020, when COVID-19 lockdowns </text:span><text:span text:style-name="T21">abounded</text:span><text:span text:style-name="T13"> and remote learning via the World Wide Web was skyrocketing in popularity,</text:span><text:span text:style-name="T12"> Zoë Kooyman, Program Manager for the Free Software Foundation, posted an article titled “</text:span><text:a xlink:type="simple" xlink:href="https://www.fsf.org/blogs/community/remote-education-does-not-require-giving-up-rights-to-freedom-and-privacy" text:style-name="Internet_20_link" text:visited-style-name="Visited_20_Internet_20_Link"><text:span text:style-name="T12">Remote education does not require giving up rights to freedom and privacy</text:span></text:a><text:span text:style-name="T12">.” Yet, at many colleges and universities, </text:span><text:span text:style-name="T13">including our own,</text:span><text:span text:style-name="T12"> </text:span><text:a xlink:type="simple" xlink:href="https://www.gnu.org/philosophy/categories.html" text:style-name="Internet_20_link" text:visited-style-name="Visited_20_Internet_20_Link"><text:span text:style-name="T12">proprietary (nonfree)</text:span></text:a><text:span text:style-name="T12"> software is the norm </text:span><text:span text:style-name="T13">not only for</text:span><text:span text:style-name="T12"> remote learning </text:span><text:span text:style-name="T13">but, </text:span><text:span text:style-name="T21">actually,</text:span><text:span text:style-name="T13"> for all</text:span><text:span text:style-name="T12"> </text:span><text:span text:style-name="T13">networking and </text:span><text:span text:style-name="T12">communication</text:span><text:span text:style-name="T13">s</text:span><text:span text:style-name="T12">: Microsoft Teams, Google Docs, </text:span><text:span text:style-name="T13">Blackboard, </text:span><text:span text:style-name="T12">Desire2Learn (D2L), Zoom, the Respondus Lockdown Browser (</text:span><text:a xlink:type="simple" xlink:href="https://vtluug.org/wiki/Respondus_LockDown_Browser" text:style-name="Internet_20_link" text:visited-style-name="Visited_20_Internet_20_Link"><text:span text:style-name="T12">which is straightforwardly malware</text:span></text:a><text:span text:style-name="T12">), and a long list of names that are familiar for anyone </text:span><text:span text:style-name="T13">involved</text:span><text:span text:style-name="T12"> in higher education. Those of us who work at Catholic institutions are as guilty of breaching our students’ </text:span><text:a xlink:type="simple" xlink:href="https://copyleft.org/guide/comprehensive-gpl-guidech2.html" text:style-name="Internet_20_link" text:visited-style-name="Visited_20_Internet_20_Link"><text:span text:style-name="T12">software freedom</text:span></text:a><text:span text:style-name="T12"> as our peers elsewhere, since we rely on the same products. </text:span></text:p>
      <text:p text:style-name="P2"><text:span text:style-name="T12"><text:tab/>Software of that kind is definitionally not in keeping with the Free Software Foundation’s “</text:span><text:a xlink:type="simple" xlink:href="https://www.gnu.org/philosophy/free-sw.html" text:style-name="Internet_20_link" text:visited-style-name="Visited_20_Internet_20_Link"><text:span text:style-name="T12">Free Software Definition</text:span></text:a><text:span text:style-name="T12">,” including the core “four essential freedoms”:</text:span></text:p>
      <text:p text:style-name="P14"><text:span text:style-name="T48">Freedom 0: </text:span>The freedom to run the program as you wish, for any purpose.</text:p>
      <text:p text:style-name="P11"><text:soft-page-break/><text:span text:style-name="T48">Freedom 1: </text:span>The freedom to study how the program works, and change it so it does your computing as you wish. Access to the source code is a precondition for this.</text:p>
      <text:p text:style-name="P11"><text:span text:style-name="T48">Freedom 2: </text:span>The freedom to redistribute copies so you can help others.</text:p>
      <text:p text:style-name="P11"><text:span text:style-name="T48">Freedom 3: </text:span>The freedom to distribute copies of your modified versions to others. By doing this you can give the whole community a chance to benefit from your changes. Access to the source code is a precondition for this.</text:p>
      <text:p text:style-name="P1"><text:span text:style-name="Citation"><text:span text:style-name="T12">https://www.gnu.org/philosophy/free-sw.html</text:span></text:span></text:p>
      <text:p text:style-name="P2"><text:span text:style-name="T12"><text:tab/>Perhaps most disconcertingly, the freedom that is “a precondition” for freedoms 1 and 3, preceding even freedom 0—namely, “access to</text:span><text:span text:style-name="Strong_20_Emphasis"><text:span text:style-name="T12"> </text:span></text:span><text:span text:style-name="T12">the</text:span><text:span text:style-name="Strong_20_Emphasis"><text:span text:style-name="T12"> source code”</text:span></text:span><text:span text:style-name="T12">—is nowhere to be found. Rephrased, since the software applications that </text:span><text:span text:style-name="T21">all</text:span><text:span text:style-name="T12"> of us </text:span><text:span text:style-name="T21">here</text:span><text:span text:style-name="T12"> are required to use are </text:span><text:span text:style-name="Emphasis"><text:span text:style-name="T1">not</text:span></text:span><text:span text:style-name="T12"> </text:span><text:span text:style-name="Strong_20_Emphasis"><text:span text:style-name="T12">open source</text:span></text:span><text:span text:style-name="T12">, they lack the most basi</text:span><text:span text:style-name="T21">c or fundamental</text:span><text:span text:style-name="T12"> software freedom. </text:span></text:p>
      <text:p text:style-name="P13"><text:tab/>Using software that is not open source for <text:span text:style-name="T48">higher</text:span> learning causes at least three major problems:</text:p>
      <text:list text:style-name="L1">
        <text:list-header>
          <text:p text:style-name="P19"><text:span text:style-name="Strong_20_Emphasis"><text:span text:style-name="T21">F</text:span></text:span><text:span text:style-name="Strong_20_Emphasis"><text:span text:style-name="T42">irst, </text:span></text:span><text:span text:style-name="Strong_20_Emphasis"><text:span text:style-name="T43">r</text:span></text:span><text:span text:style-name="Strong_20_Emphasis"><text:span text:style-name="T12">educed</text:span></text:span><text:span text:style-name="T12"> </text:span><text:span text:style-name="Strong_20_Emphasis"><text:span text:style-name="T12">security</text:span></text:span><text:span text:style-name="T12">. Cloud-based proprietary services for learning store sensitive information in off-campus server clusters, sometimes running multiple layers of closed source software (e.g. </text:span><text:span text:style-name="T13">a learning management system [LMS]</text:span><text:span text:style-name="T12"> installed on Windows Server in a virtual machine that is managed by VMWare). </text:span><text:soft-page-break/><text:span text:style-name="T12">For an example of a popular closed source application that is notoriously insecure, -- </text:span><text:span text:style-name="T21">in this specific case, routing personal data via proprietary code through servers behind China’s Great Firewall --</text:span><text:span text:style-name="T12"> </text:span><text:a xlink:type="simple" xlink:href="https://www.tomsguide.com/news/zoom-security-privacy-woes" text:style-name="Internet_20_link" text:visited-style-name="Visited_20_Internet_20_Link"><text:span text:style-name="T12">see Zoom</text:span></text:a><text:span text:style-name="T12">, </text:span><text:span text:style-name="T21">the darling of these COVID years.</text:span><text:span text:style-name="T12"> </text:span><text:span text:style-name="T21">i</text:span><text:span text:style-name="T12">n open source projects, </text:span><text:span text:style-name="T21">security holes</text:span><text:span text:style-name="T12"> tend to be found and closed more rapidly than holes in their closed source counterparts; it is always better to have more eyes looking at the code. That is part of why OpenBSD’s developers are able to boast at the top of their </text:span><text:a xlink:type="simple" xlink:href="https://www.openbsd.org/" text:style-name="Internet_20_link" text:visited-style-name="Visited_20_Internet_20_Link"><text:span text:style-name="T12">home page</text:span></text:a><text:span text:style-name="T12"> (and rightfully so): “Only two remote holes in the default install, in a heck of a long time!”</text:span></text:p>
          <text:p text:style-name="P19"><text:span text:style-name="Strong_20_Emphasis"><text:span text:style-name="T42">Second, l</text:span></text:span><text:span text:style-name="Strong_20_Emphasis"><text:span text:style-name="T12">ack of</text:span></text:span><text:span text:style-name="T12"> </text:span><text:span text:style-name="Strong_20_Emphasis"><text:span text:style-name="T12">privacy</text:span></text:span><text:span text:style-name="T12">. Proprietary software applications for communication can (and sometimes do) include spyware and other malware. </text:span><text:span text:style-name="T13">T</text:span><text:span text:style-name="T12">he preponderance of sensitive materials </text:span><text:span text:style-name="T13">that we handle at universities – including </text:span><text:span text:style-name="T21">all of</text:span><text:span text:style-name="T13"> your names and class grades – </text:span><text:span text:style-name="T12">makes institutional spyware particularly concerning. Without access to the source code, spyware cannot be identified and refuted. One must run the spyware without any way of knowing that he/she is running it, except when it manifests itself plainly. One such manifestation comes to me when Microsoft issues its automatic monthly report summarizing every virtual interaction that I have had in my institution’s digital sphere. (“MyAnalytics” </text:span><text:span text:style-name="Emphasis"><text:span text:style-name="T1">reports </text:span></text:span><text:span text:style-name="T12">can be disabled, but the personal data collection and storage that enables the creation of the reports cannot. Thus, it might be best to leave the reports themselves enabled in order to have some sense of what Big Brother is tracking.)</text:span></text:p>
          <text:p text:style-name="P20"><text:soft-page-break/><text:span text:style-name="Strong_20_Emphasis"><text:span text:style-name="T42">Third, h</text:span></text:span><text:span text:style-name="Strong_20_Emphasis"><text:span text:style-name="T12">indered</text:span></text:span><text:span text:style-name="T12"> </text:span><text:span text:style-name="Strong_20_Emphasis"><text:span text:style-name="T12">learning</text:span></text:span><text:span text:style-name="T12">. If students and faculty cannot “study how [a] program works” (freedom 1), then they cannot learn from it. Paradoxically, </text:span><text:span text:style-name="T13">you, </text:span><text:span text:style-name="T12">computer science students, are required to use long lists of software—written in thousands upon thousands of lines of code—from which </text:span><text:span text:style-name="T13">you</text:span><text:span text:style-name="T12"> cannot learn anything about coding. </text:span><text:span text:style-name="T13">It would be as if my students in theology were unable to </text:span><text:span text:style-name="T21">read or study</text:span><text:span text:style-name="T13"> any primary literature. I do not know how you learn what you need to learn when the powers that be refuse to allow you to access the materials that you need to learn what you need to learn. </text:span></text:p>
        </text:list-header>
      </text:list>
      <text:p text:style-name="P13"><text:tab/><text:span text:style-name="T11">Now, i</text:span>t might not seem that <text:span text:style-name="T11">any of </text:span>this has anything to do with Catholicity. After all, the Catholic Church does not (to the best of my knowledge) have a<text:span text:style-name="T48">n established</text:span> doctrine about software ethics. A subject as rapidly changing as computer programming is a poor candidate for permanent direction from a stable Mother who evolves century to century rather than week to week.</text:p>
      <text:p text:style-name="P2"><text:span text:style-name="Emphasis"><text:span text:style-name="T1"><text:tab/>Sed contra</text:span></text:span><text:span text:style-name="T12">, we must not forget </text:span><text:a xlink:type="simple" xlink:href="http://www.vatican.va/archive/ENG1104/_P2M.HTM" text:style-name="Internet_20_link" text:visited-style-name="Visited_20_Internet_20_Link"><text:span text:style-name="T12">Canons 793 through 795</text:span></text:a><text:span text:style-name="T12">, </text:span><text:span text:style-name="T13">that is, a few key entries in the Code of Canon Law,</text:span><text:span text:style-name="T12"> which famously summarize our responsibilities as Catholics with regard to education. The spirit that lies behind </text:span><text:span text:style-name="T21">(</text:span><text:span text:style-name="T12">or the link between</text:span><text:span text:style-name="T21">)</text:span><text:span text:style-name="T12"> those Canons is that a Catholic education should be accessible for as many students as </text:span><text:span text:style-name="T21">reasonably</text:span><text:span text:style-name="T12"> possible.</text:span></text:p>
      <text:p text:style-name="P9"><text:soft-page-break/><text:span text:style-name="T12"><text:tab/>Free and open source software provides one clear way to assist us in achieving that lofty goal—even if modest (compared to the great hurdle of tuition, for </text:span><text:span text:style-name="T13">an example with which I am sure to win favor from you students</text:span><text:span text:style-name="T12">). Not only </text:span><text:span text:style-name="T29">free</text:span><text:span text:style-name="T21"> software</text:span><text:span text:style-name="T12"> it </text:span><text:span text:style-name="Emphasis"><text:span text:style-name="T1">free</text:span></text:span><text:span text:style-name="T12"> as in </text:span><text:span text:style-name="Emphasis"><text:span text:style-name="T1">freedom</text:span></text:span><text:span text:style-name="T12"> (the </text:span><text:span text:style-name="T21">exact </text:span><text:span text:style-name="T12">meaning of </text:span><text:span text:style-name="Emphasis"><text:span text:style-name="T1">free </text:span></text:span><text:span text:style-name="T12">in the phrase “free software,” often said in the French </text:span><text:span text:style-name="Emphasis"><text:span text:style-name="T1">libre</text:span></text:span><text:span text:style-name="T12">), but it also </text:span><text:span text:style-name="T13">generally is </text:span><text:span text:style-name="Emphasis"><text:span text:style-name="T1">free</text:span></text:span><text:span text:style-name="T12"> as in </text:span><text:span text:style-name="Emphasis"><text:span text:style-name="T1">no cost </text:span></text:span><text:span text:style-name="Emphasis"><text:span text:style-name="T3">or </text:span></text:span><text:span text:style-name="Emphasis"><text:span text:style-name="T10">available at a fair cost</text:span></text:span><text:span text:style-name="T12">. With a legal requirement from Mother Church, </text:span><text:span text:style-name="T21">in </text:span><text:span text:style-name="T12">Can</text:span><text:span text:style-name="T21">on </text:span><text:span text:style-name="T12">794 §2, for “pastors of souls” to make “all possible arrangements so that all the faithful may avail themselves of a </text:span><text:span text:style-name="T21">c</text:span><text:span text:style-name="T12">atholic education,” it becomes difficult to justify requiring any software program that is not able to be run on a diversity of devices and operating systems but, rather, requires an expensive, closed environment. Any program that is only capable of running in Windows 1</text:span><text:span text:style-name="T13">1</text:span><text:span text:style-name="T12"> 64-bit on new hardware rather than being able to run natively also in GNU/Linux and the BSDs on second-hand computers (still sometimes 32-bit) and/or low cost ARM-based systems is </text:span><text:span text:style-name="T41">not</text:span><text:span text:style-name="T12"> </text:span><text:span text:style-name="T24">truly</text:span><text:span text:style-name="T12"> accessible. </text:span><text:span text:style-name="T13">When I look around my classrooms here at St. Thomas, I see students </text:span><text:span text:style-name="T21">using</text:span><text:span text:style-name="T13"> hand-me-down laptops from older relatives. Nothing that a student </text:span><text:span text:style-name="T25">needs</text:span><text:span text:style-name="T13"> to do in the computer space in order to learn computing as such requires anything more </text:span><text:span text:style-name="T21">than such older hardware, just as nothing that a student </text:span><text:span text:style-name="T29">needs </text:span><text:span text:style-name="T37">to do in the theology space in order to learn theologizing as such requires anything more than low cost, readily accessible scholarly materials, such as the $30 Study Bibles that I require all of my students to purchase.</text:span></text:p>
      <text:p text:style-name="P2"><text:soft-page-break/><text:span text:style-name="T12"><text:tab/>There is also something to be said for the permanence of open standards. Part of why scholars at the Vatican Library chose the </text:span><text:a xlink:type="simple" xlink:href="https://en.wikipedia.org/wiki/FITS" text:style-name="Internet_20_link" text:visited-style-name="Visited_20_Internet_20_Link"><text:span text:style-name="T12">Flexible Image Transport System (FITS)</text:span></text:a><text:span text:style-name="T12">, </text:span><text:span text:style-name="T13">an open standard that was developed by NASA for space imaging, </text:span><text:span text:style-name="T12">for the gargantuan project of digitally preserving over 80,000 manuscripts is precisely that, as an open standard, it never </text:span><text:span text:style-name="T21">will </text:span><text:span text:style-name="T12">go obsolete. To paint the matter as starkly as possible (hyperbolically, no doubt), whereas a .docx file (a word processing file saved in Microsoft’s current proprietary format) might not be accessible in 50 or 100 years, a .odt file (a word processing file saved according to the </text:span><text:a xlink:type="simple" xlink:href="https://opendocumentformat.org/" text:style-name="Internet_20_link" text:visited-style-name="Visited_20_Internet_20_Link"><text:span text:style-name="T12">OpenDocument Format</text:span></text:a><text:span text:style-name="T12"> standard) surely will</text:span><text:span text:style-name="Emphasis"><text:span text:style-name="T1"> </text:span></text:span><text:span text:style-name="T12">be readable at that time. </text:span><text:span text:style-name="T13">If you, as a 20-something student, should</text:span><text:span text:style-name="T12"> write a</text:span><text:span text:style-name="T21">n</text:span><text:span text:style-name="T12"> essay </text:span><text:span text:style-name="T13">in one of my classes</text:span><text:span text:style-name="T38"> </text:span><text:span text:style-name="T37">on Mark’s Gospel</text:span><text:span text:style-name="T31"> </text:span><text:span text:style-name="T13">now, in 2023, you</text:span><text:span text:style-name="T12"> ought to have no doubt that </text:span><text:span text:style-name="T13">you</text:span><text:span text:style-name="T12"> will be able to reopen that document when </text:span><text:span text:style-name="T13">you</text:span><text:span text:style-name="T12"> </text:span><text:span text:style-name="T13">are </text:span><text:span text:style-name="T12">in </text:span><text:span text:style-name="T13">your</text:span><text:span text:style-name="T12"> 80s—say, in 208</text:span><text:span text:style-name="T13">3</text:span><text:span text:style-name="T12">—without difficulty.</text:span></text:p>
      <text:p text:style-name="P2"><text:span text:style-name="T12"><text:tab/></text:span><text:span text:style-name="T14">We, f</text:span><text:span text:style-name="T12">aculty and administrators at Catholic institutions, have a responsibility—perhaps, I dare suggest, a moral imperative—to employ free and open source software. That responsibility becomes particularly clear during a time when we are all involved in remote instruction </text:span><text:span text:style-name="T15">in at least some capacity</text:span><text:span text:style-name="T12">. </text:span><text:span text:style-name="T15">Now, in the wake of lockdowns, with the possibility of more coming, w</text:span><text:span text:style-name="T12">e have a unique opportunity to reevaluate our software choices. Let us not allow that opportunity to be wasted. Moving forward, </text:span><text:span text:style-name="T21">I contend that </text:span><text:span text:style-name="T12">we ought to </text:span><text:span text:style-name="T15">require our students to use</text:span><text:span text:style-name="T12"> </text:span><text:span text:style-name="Emphasis"><text:span text:style-name="T1">only</text:span></text:span><text:span text:style-name="T12"> free and open source software. </text:span></text:p>
      <text:p text:style-name="P2"><text:soft-page-break/><text:span text:style-name="T12"><text:tab/>We can start by encouraging colleagues and students to switch to free and open source software for communication, document sharing, word processing, and other quotidian tasks. Let us move from Zoom to </text:span><text:a xlink:type="simple" xlink:href="https://jitsi.org/" text:style-name="Internet_20_link" text:visited-style-name="Visited_20_Internet_20_Link"><text:span text:style-name="T12">Jitsi Meet</text:span></text:a><text:span text:style-name="T12">, Teamspeak to </text:span><text:a xlink:type="simple" xlink:href="https://www.mumble.info/" text:style-name="Internet_20_link" text:visited-style-name="Visited_20_Internet_20_Link"><text:span text:style-name="T12">Mumble</text:span></text:a><text:span text:style-name="T12">, Microsoft Teams or Slack to </text:span><text:a xlink:type="simple" xlink:href="https://rocket.chat/" text:style-name="Internet_20_link" text:visited-style-name="Visited_20_Internet_20_Link"><text:span text:style-name="T12">Rocket.Chat</text:span></text:a><text:span text:style-name="T12"> or </text:span><text:a xlink:type="simple" xlink:href="https://about.riot.im/" text:style-name="Internet_20_link" text:visited-style-name="Visited_20_Internet_20_Link"><text:span text:style-name="T12">Riot.im</text:span></text:a><text:span text:style-name="T12">, and Microsoft Office 365 or Google Docs to </text:span><text:a xlink:type="simple" xlink:href="https://www.libreoffice.org/" text:style-name="Internet_20_link" text:visited-style-name="Visited_20_Internet_20_Link"><text:span text:style-name="T12">LibreOffice</text:span></text:a><text:span text:style-name="T12"> (which is now available for online collaboration as </text:span><text:a xlink:type="simple" xlink:href="https://www.libreoffice.org/download/libreoffice-online/" text:style-name="Internet_20_link" text:visited-style-name="Visited_20_Internet_20_Link"><text:span text:style-name="T12">LibreOffice Online</text:span></text:a><text:span text:style-name="T12">). For a fuller list of free software for remote communication, see LibrePlanet’s “</text:span><text:a xlink:type="simple" xlink:href="https://libreplanet.org/wiki/Remote_Communication" text:style-name="Internet_20_link" text:visited-style-name="Visited_20_Internet_20_Link"><text:span text:style-name="T12">Remote Communication</text:span></text:a><text:span text:style-name="T12">” wiki entry. TechRepublic has a short list of </text:span><text:a xlink:type="simple" xlink:href="https://www.techrepublic.com/blog/five-apps/five-must-have-open-source-productivity-tools/" text:style-name="Internet_20_link" text:visited-style-name="Visited_20_Internet_20_Link"><text:span text:style-name="T12">general productivity tools</text:span></text:a><text:span text:style-name="T12"> that are free and open source, and web searches reveal far more. </text:span><text:span text:style-name="T15">I myself have a “Statement on Software Freedom” at the end of all of my course syllabi in which I explain that </text:span><text:span text:style-name="T16">I never will require any non-free software of my students that is not strictly required by the University for the sake of class organization and record keeping, and I actively encourage students to learn, at a minimum, LibreOffice, LaTeX, Zotero, and so on.</text:span></text:p>
      <text:p text:style-name="P2"><text:span text:style-name="T12"><text:tab/>In addition, we can avoid invasive and otherwise problematic means of assessment. If a particular type of assessment only works with the use of Proctorio, the Respondus Lockdown Browser, or another piece of malware whose sole purpose is to spy on students while they work in their own homes, then the powers that be ought not require or encourage such an assessment. Drew Harwell of the Washington Post paints a </text:span><text:a xlink:type="simple" xlink:href="https://www.washingtonpost.com/technology/2020/04/01/online-proctoring-college-exams-coronavirus/" text:style-name="Internet_20_link" text:visited-style-name="Visited_20_Internet_20_Link"><text:span text:style-name="T12">sobering picture</text:span></text:a><text:span text:style-name="T12"> of how invasive remote proctoring software can be, and students throughout the United States have </text:span><text:span text:style-name="T21">been</text:span><text:span text:style-name="T12"> sign</text:span><text:span text:style-name="T21">ing</text:span><text:span text:style-name="T12"> </text:span><text:a xlink:type="simple" xlink:href="https://www.change.org/search?q=proctoring&amp;offset=0" text:style-name="Internet_20_link" text:visited-style-name="Visited_20_Internet_20_Link"><text:span text:style-name="T12">large-scale petitions</text:span></text:a><text:span text:style-name="T12"> against it. Essays, open book exams, </text:span><text:soft-page-break/><text:span text:style-name="T12">and oral exams by video chat are three alternative methods of remote assessment that respect software freedom. </text:span><text:span text:style-name="T16">With this in mind, I conduct face-to-face oral exams rather than creepy, </text:span><text:span text:style-name="T22">bogus</text:span><text:span text:style-name="T16"> spyware exams.</text:span></text:p>
      <text:p text:style-name="P2"><text:span text:style-name="T12"><text:tab/></text:span><text:span text:style-name="T17">[PAUSE]</text:span></text:p>
      <text:p text:style-name="P2"><text:span text:style-name="T17"><text:tab/></text:span><text:span text:style-name="T26">Alright, Dr. Stephan</text:span><text:span text:style-name="T32">, I am sure that you are thinking, </text:span><text:span text:style-name="T26">this is all fine, I suppose, but how on Earth did you get interested in these things? </text:span><text:span text:style-name="T28">What do you do with them?</text:span></text:p>
      <text:p text:style-name="P2"><text:span text:style-name="T26"><text:tab/></text:span><text:span text:style-name="T33">W</text:span><text:span text:style-name="T32">hen I was a freshman or sophomore in high school, </text:span><text:span text:style-name="T33">sometime between late 2008 and early 2009, </text:span><text:span text:style-name="T32">I had my first laptop computer, and it was </text:span><text:span text:style-name="T26">slow</text:span><text:span text:style-name="T32">. It had 5</text:span><text:span text:style-name="T33">12</text:span><text:span text:style-name="T32"> megabytes of RAM, which to </text:span><text:span text:style-name="T33">an old-timer like Dr. Monroy</text:span><text:span text:style-name="T32"> </text:span><text:span text:style-name="T33">might</text:span><text:span text:style-name="T32"> sound like</text:span><text:span text:style-name="Emphasis"><text:span text:style-name="T32"> a lot</text:span></text:span><text:span text:style-name="T32">, bu</text:span><text:span text:style-name="T33">t</text:span><text:span text:style-name="T32"> even for that time, </text:span><text:span text:style-name="T33">when most of you students were about 4 or 5 years old,</text:span><text:span text:style-name="T32"> was</text:span><text:span text:style-name="T33"> </text:span><text:span text:style-name="T32">quite low. </text:span><text:span text:style-name="T33">T</text:span><text:span text:style-name="T32">he standard was two or four </text:span><text:span text:style-name="T33">GB. That bugger came with Microsoft Windows Vista, and eventually, it occurred to me that Vista itself might be </text:span><text:span text:style-name="T39">what was causing the overall sluggishness of my system</text:span><text:span text:style-name="T33">. I was looking for something that would be more efficient </text:span><text:span text:style-name="T39">with</text:span><text:span text:style-name="T33"> more </text:span><text:span text:style-name="T39">workflow</text:span><text:span text:style-name="T33"> customizability. I was only doing high school work things, but </text:span><text:span text:style-name="T39">even then, </text:span><text:span text:style-name="T33">I did not appreciate being limited in my computing by the arbitrary decisions of some suits in Redmond. Accordingly, I did what any millennial does when one of us wants to find an answer to something with regard to computers. This was before I discovered the principles of software freedom, </text:span><text:span text:style-name="T39">and</text:span><text:span text:style-name="T33"> I was still using Google rather than an usable search engine, so I did a Google search, and I discovered Ubuntu GNU/Linux. </text:span><text:span text:style-name="T39">I instantly fell in love with almost everything about it.</text:span></text:p>
      <text:p text:style-name="P6"><text:soft-page-break/><text:span text:style-name="T33"><text:tab/>After that, I went back and forth with different </text:span><text:span text:style-name="T39">software</text:span><text:span text:style-name="T33">. I am embarrassed to admit that I was a</text:span><text:span text:style-name="T34">n Apple</text:span><text:span text:style-name="T33"> guy for several years. </text:span><text:span text:style-name="T34">Of course,</text:span><text:span text:style-name="T33"> Macs became worse and worse over time, too. </text:span><text:span text:style-name="T34">Around 2009-2010, </text:span><text:span text:style-name="T39">believe it or not, </text:span><text:span text:style-name="T34">Mac OS X was still more-or-less recognizably Unix. </text:span><text:span text:style-name="T33">A </text:span><text:span text:style-name="T34">few years later, </text:span><text:span text:style-name="T33">it was no longer technically possible to apply any changes to OS X’s layout. </text:span><text:span text:style-name="T39">T</text:span><text:span text:style-name="T34">he folks at Apple</text:span><text:span text:style-name="T33"> thought that </text:span><text:span text:style-name="T34">they</text:span><text:span text:style-name="T33"> knew better how I should work than I do. </text:span><text:span text:style-name="T39">Dissatisfied, </text:span><text:span text:style-name="T34">I paused </text:span><text:span text:style-name="T39">and</text:span><text:span text:style-name="T34"> thought: </text:span><text:span text:style-name="Emphasis"><text:span text:style-name="T18">I already did some of this legwork </text:span></text:span><text:span text:style-name="Emphasis"><text:span text:style-name="T22">with GNU/Linux</text:span></text:span><text:span text:style-name="Emphasis"><text:span text:style-name="T18"> in high school, so let me pick this up again</text:span></text:span><text:span text:style-name="T33">. </text:span><text:span text:style-name="T39">In a way, then, I suppose that it was Apple’s descent into the madness of maintaining a default policy of refusing to let its end users own the hardware and software that they have purchased that is responsible for my final, wholesale conversion to free software zealotry.</text:span></text:p>
      <text:p text:style-name="P10"><text:span text:style-name="T39"><text:tab/></text:span><text:span text:style-name="T33">Bit by bit, I went fr</text:span><text:span text:style-name="T34">om casually using</text:span><text:span text:style-name="T33"> Manjaro GNU/Linux’s GNOME edition to reading every word on every page of Michael Lucas’s glorious </text:span><text:span text:style-name="T34">600 page</text:span><text:span text:style-name="T33"> </text:span><text:a xlink:type="simple" xlink:href="https://nostarch.com/absfreebsd3" text:style-name="Internet_20_link" text:visited-style-name="Visited_20_Internet_20_Link"><text:span text:style-name="Emphasis"><text:span text:style-name="T18">Absolute FreeBSD</text:span></text:span></text:a><text:span text:style-name="Emphasis"><text:span text:style-name="T18">,</text:span></text:span><text:span text:style-name="Emphasis"><text:span text:style-name="T33"> 3</text:span></text:span><text:span text:style-name="Emphasis"><text:span text:style-name="T47">rd</text:span></text:span><text:span text:style-name="Emphasis"><text:span text:style-name="T33"> edition </text:span></text:span><text:span text:style-name="Emphasis"><text:span text:style-name="T40">and writing a formal review of it for the FreeBSD Journal</text:span></text:span><text:span text:style-name="Emphasis"><text:span text:style-name="T33">.</text:span></text:span><text:span text:style-name="T33"> That is a great book, by the way, for anyone interested in UNIX-like operating systems. It made me better at FreeBSD, opened the door to me to understand OpenBSD, and improved my efficiency quite dramatically in GNU/Linux. </text:span></text:p>
      <text:p text:style-name="P10"><text:span text:style-name="T33"><text:tab/></text:span><text:span text:style-name="T34">After working through that book, and doing lots of other self-study, </text:span><text:span text:style-name="T33">I wrote my own dot files from scratch. I call them “</text:span><text:a xlink:type="simple" xlink:href="https://github.com/historical-theology/theological-dots" text:style-name="Internet_20_link" text:visited-style-name="Visited_20_Internet_20_Link"><text:span text:style-name="T33">theological-dots</text:span></text:a><text:span text:style-name="T33">.” </text:span><text:span text:style-name="T36">They are designed and tailored f</text:span><text:span text:style-name="T33">or efficient multi-source research and writing in *BSD or GNU/Linux. </text:span><text:span text:style-name="T36">In their FAQ section on</text:span><text:span text:style-name="T33"> GitHub, one of the </text:span><text:span text:style-name="T36">imagined </text:span><text:span text:style-name="T33">questions </text:span><text:span text:style-name="T36">that I ask </text:span><text:span text:style-name="T33">is </text:span><text:span text:style-name="T36">this</text:span><text:span text:style-name="T33">: “Why are these called </text:span><text:soft-page-break/><text:span text:style-name="T33">theological dots?” </text:span><text:span text:style-name="T40">Well, </text:span><text:span text:style-name="T34">t</text:span><text:span text:style-name="T33">hey not blessed by a priest or </text:span><text:span text:style-name="T36">any such thing</text:span><text:span text:style-name="T33">.</text:span><text:span text:style-name="T36"> </text:span><text:span text:style-name="T40">They are simply a theologian’s dotfiles.</text:span></text:p>
      <text:p text:style-name="P6"><text:span text:style-name="T39"><text:tab/></text:span><text:span text:style-name="T30">What other notable computer things have I done over the years?</text:span></text:p>
      <text:p text:style-name="P6"><text:span text:style-name="T33"><text:tab/></text:span><text:span text:style-name="T39">I</text:span><text:span text:style-name="T36">n each of 10 summers, I co-taught Build Your Own Computer Camp for middle school students at my alma mater, </text:span><text:a xlink:type="simple" xlink:href="https://www.marshallschool.org/" text:style-name="Internet_20_link" text:visited-style-name="Visited_20_Internet_20_Link"><text:span text:style-name="T36">Marshall School</text:span></text:a><text:span text:style-name="T36"> in Duluth, Minnesota. There, I taught students how to install and use GNU/Linux. They loved being able to play Minetest, an open source clone of Minecraft that is, of course, even more scriptable, against each other, as well as doing things like theming their desktops. </text:span><text:span text:style-name="T40">The absolute customizability of free software makes it tremendously useful for teaching middle schoolers how to compute through what they think is simply playtime. Learning is, after all, supposed to be both fun and enriching.</text:span></text:p>
      <text:p text:style-name="P6"><text:span text:style-name="T33"><text:tab/>I love computer building, and I used to use a home-built desktop computer </text:span><text:span text:style-name="T40">called the Mace Windu </text:span><text:span text:style-name="T33">for most of my work. After making </text:span><text:span text:style-name="T40">my</text:span><text:span text:style-name="T33"> recent cross-country move </text:span><text:span text:style-name="T40">from Wisconsin to Texas</text:span><text:span text:style-name="T33">, however, I </text:span><text:span text:style-name="T40">(most sadly) no longer have the Mace Windu. Instead, I</text:span><text:span text:style-name="T33"> use a docked ThinkPad T590 </text:span><text:span text:style-name="T40">with Debian </text:span><text:span text:style-name="T33">while at my desk and a freestanding ThinkPad X270 </text:span><text:span text:style-name="T40">with OpenBSD </text:span><text:span text:style-name="T33">while away from my desk. </text:span><text:span text:style-name="T40">On my website, coreystephan.com, I have a </text:span><text:span text:style-name="T36">blog post </text:span><text:span text:style-name="T40">in which I document</text:span><text:span text:style-name="T33"> how I have OpenBSD configured on the X270; </text:span><text:span text:style-name="T40">this post has been shared somewhat widely across the Web, especially in IRC (which, before you ask, is the only social media that I use; you may </text:span><text:soft-page-break/><text:span text:style-name="T40">find me with the handle “coreystephanphd,” all lowercase without spaces or any such thing, in Libera Chat).</text:span></text:p>
      <text:p text:style-name="P5"><text:span text:style-name="T33"><text:tab/></text:span><text:span text:style-name="T40">I use a wide range of open source tools in parallel. I have</text:span><text:span text:style-name="T33"> a database of ancient Greek texts and a Bible study tool with six texts open in parallel, </text:span><text:a xlink:type="simple" xlink:href="https://www.zotero.org/" text:style-name="Internet_20_link" text:visited-style-name="Visited_20_Internet_20_Link"><text:span text:style-name="T33">Zotero</text:span></text:a><text:span text:style-name="T33"> for reference management, </text:span><text:span text:style-name="T40">and </text:span><text:a xlink:type="simple" xlink:href="https://www.libreoffice.org/" text:style-name="Internet_20_link" text:visited-style-name="Visited_20_Internet_20_Link"><text:span text:style-name="T33">LibreOffice</text:span></text:a><text:span text:style-name="T33"> with a bunch of extensions. The best of those is </text:span><text:span text:style-name="T40">a</text:span><text:span text:style-name="T33"> little-known but powerful </text:span><text:a xlink:type="simple" xlink:href="https://members.hellug.gr/sng/ancientgreekoxt/" text:style-name="Internet_20_link" text:visited-style-name="Visited_20_Internet_20_Link"><text:span text:style-name="T33">ancient Greek extension for LibreOffice</text:span></text:a><text:span text:style-name="T33">. It does spell checking even on Byzantine Greek that </text:span><text:span text:style-name="T40">is astonishingly</text:span><text:span text:style-name="T33"> accurate.</text:span></text:p>
      <text:p text:style-name="P5"><text:span text:style-name="T33"><text:tab/>Additionally, I love exploring things -- everything. </text:span><text:span text:style-name="T35">T</text:span><text:span text:style-name="T33">hat is probably a trait that all scholars share in common. We are nerds. </text:span><text:span text:style-name="T35">As</text:span><text:span text:style-name="T33"> I often say to my students: </text:span><text:span text:style-name="T27">H</text:span><text:span text:style-name="Emphasis"><text:span text:style-name="T2">ow do you know that the kid who’s going to become a scholar? It’s the 4, 5, 6 year old who won’t stop asking his mother and then his teacher, why, why, why?</text:span></text:span></text:p>
      <text:p text:style-name="P5"><text:span text:style-name="Emphasis"><text:span text:style-name="T4"><text:tab/></text:span></text:span><text:span text:style-name="Emphasis"><text:span text:style-name="T8">Through t</text:span></text:span><text:span text:style-name="Emphasis"><text:span text:style-name="T4">he year 2021, I was part of a competitive InfoSec networking and cybersecurity training grant cohort with the Center for Cyber Security Awareness and Cyber Defense at Marquette University as the only accepted member who was not a graduate student in the Computer Science Department. </text:span></text:span><text:span text:style-name="Emphasis"><text:span text:style-name="T5">I was earning my Ph.D. in the Theology Department, specifically historical theology. </text:span></text:span><text:span text:style-name="Emphasis"><text:span text:style-name="T8">(</text:span></text:span><text:span text:style-name="Emphasis"><text:span text:style-name="T5">Yes, I was a weirdo.</text:span></text:span><text:span text:style-name="Emphasis"><text:span text:style-name="T8">)</text:span></text:span></text:p>
      <text:p text:style-name="P7"><text:span text:style-name="Emphasis"><text:span text:style-name="T4"><text:tab/></text:span></text:span><text:span text:style-name="Emphasis"><text:span text:style-name="T5">Over the past few years, </text:span></text:span><text:span text:style-name="Emphasis"><text:span text:style-name="T4">I have written articles for the FreeBSD Journal, contributed to the FreeBSD Wiki, and given various presentations about topics related to software freedom. Three noteworthy presentations of the kind are the talk that I </text:span></text:span><text:soft-page-break/><text:span text:style-name="Emphasis"><text:span text:style-name="T4">delivered at the 2021 Free and Open Source Developers European Meeting (FOSDEM) on how to optimize multisource historical research with tiling window managers, my October 2021 FreeBSD Friday lecture “The Writing Scholar’s Guide to FreeBSD,” and my lecture at BSD Canada 2023 (BSDCan) that </text:span></text:span><text:span text:style-name="Emphasis"><text:span text:style-name="T5">was</text:span></text:span><text:span text:style-name="Emphasis"><text:span text:style-name="T4"> titled “BSD for Researching, Writing, and Teaching the Liberal Arts.” </text:span></text:span><text:span text:style-name="Emphasis"><text:span text:style-name="T7">I asked that all of you read my short report on that conference that was published in the FreeBSD Journal a couple of months ago, so I very much so hope that you will have some questions for me about it. Going to a Unix conference, surrounded by some of the world’s best operating systems programmers, as a historical theologian was quite the experience – positive, overwhelmingly positive. </text:span></text:span><text:span text:style-name="Emphasis"><text:span text:style-name="T8">I highly recommend that you consider going yourselves. Ottawa is a delightful city, and being there in mid-May provides a much-needed respite from Houston’s oppressive heat and humidity.</text:span></text:span></text:p>
      <text:p text:style-name="P8"><text:span text:style-name="Emphasis"><text:span text:style-name="T6"><text:tab/>Right now, I have an upcoming academic conference presentation – in about one month exactly – at the Society of Biblical Literature and American Academy of Religion </text:span></text:span><text:span text:style-name="Emphasis"><text:span text:style-name="T8">joint </text:span></text:span><text:span text:style-name="Emphasis"><text:span text:style-name="T6">major </text:span></text:span><text:span text:style-name="Emphasis"><text:span text:style-name="T8">annual </text:span></text:span><text:span text:style-name="Emphasis"><text:span text:style-name="T6">conference titled “How to Incorporate Real-world Data into the Scholarship-Aware and Libre Computer Game 0 A.D. for Ancient History and Language Instruction.” (Yes, I will be talking about an open source computer game at a premier conference of religious studies). I am </text:span></text:span><text:span text:style-name="Emphasis"><text:span text:style-name="T8">also </text:span></text:span><text:span text:style-name="Emphasis"><text:span text:style-name="T6">working on a journal article for the open access, peer-reviewed publication Programming Historian on the same topic.</text:span></text:span></text:p>
      <text:p text:style-name="P8"><text:soft-page-break/><text:span text:style-name="Emphasis"><text:span text:style-name="T6"><text:tab/></text:span></text:span><text:span text:style-name="Emphasis"><text:span text:style-name="T7">Lots to do, lots to do. Yet, now, </text:span></text:span><text:span text:style-name="Emphasis"><text:span text:style-name="T8">without any obvious way to conclude the ramblings of the past minutes,</text:span></text:span><text:span text:style-name="Emphasis"><text:span text:style-name="T7"> I turn the floor to you. </text:span></text:span><text:span text:style-name="Emphasis"><text:span text:style-name="T8">Feel free to ask me anything and everything. I want to have a </text:span></text:span><text:span text:style-name="Emphasis"><text:span text:style-name="T9">fully</text:span></text:span><text:span text:style-name="Emphasis"><text:span text:style-name="T8"> open conversation with you. Thank you.</text:span></text:span></text:p>
      <text:p text:style-name="P5"><text:span text:style-name="Emphasis"><text:span text:style-name="T2"><text:tab/></text:span></text:span></text:p>
      <text:p text:style-name="P5"><text:span text:style-name="Emphasis"><text:span text:style-name="T2"><text:tab/></text:span></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08:52:58.093030665</meta:creation-date>
    <dc:date>2023-10-20T10:23:21.114564998</dc:date>
    <meta:editing-duration>PT3H8M39S</meta:editing-duration>
    <meta:editing-cycles>18</meta:editing-cycles>
    <meta:generator>LibreOffice/7.4.7.2$Linux_X86_64 LibreOffice_project/40$Build-2</meta:generator>
    <meta:document-statistic meta:table-count="0" meta:image-count="0" meta:object-count="0" meta:page-count="14" meta:paragraph-count="42" meta:word-count="3258" meta:character-count="19424" meta:non-whitespace-character-count="16170"/>
  </office:meta>
</office:document-meta>
</file>